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IDFont+F1" svg:font-family="CIDFont+F1" style:font-family-generic="roman" style:font-pitch="variable"/>
    <style:font-face style:name="CIDFont+F3" svg:font-family="CIDFont+F3" style:font-family-generic="roman" style:font-pitch="variable"/>
    <style:font-face style:name="Calibri" svg:font-family="Calibri" style:font-family-generic="roman" style:font-pitch="variable"/>
    <style:font-face style:name="Calibri,Bold" svg:font-family="'Calibri,Bold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style:font-name="Times New Roman" fo:font-size="12pt" officeooo:paragraph-rsid="00090534" style:font-size-asian="12pt" style:font-size-complex="12pt"/>
    </style:style>
    <style:style style:name="P2" style:family="paragraph" style:parent-style-name="Preformatted_20_Text">
      <style:paragraph-properties fo:text-align="justify" style:justify-single-word="false"/>
      <style:text-properties style:font-name="Times New Roman" fo:font-size="12pt" officeooo:paragraph-rsid="000919a4" style:font-size-asian="12pt" style:font-size-complex="12pt"/>
    </style:style>
    <style:style style:name="P3" style:family="paragraph" style:parent-style-name="Preformatted_20_Text">
      <style:paragraph-properties fo:text-align="justify" style:justify-single-word="false"/>
      <style:text-properties style:font-name="Times New Roman1" fo:font-size="12pt" officeooo:paragraph-rsid="000bbe08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paragraph-rsid="0008e747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paragraph-rsid="000919a4"/>
    </style:style>
    <style:style style:name="P6" style:family="paragraph" style:parent-style-name="Standard">
      <style:paragraph-properties fo:text-align="justify" style:justify-single-word="false"/>
      <style:text-properties style:font-name="Times New Roman" officeooo:paragraph-rsid="000b0a70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officeooo:paragraph-rsid="0008e747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officeooo:paragraph-rsid="0008e747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officeooo:paragraph-rsid="00090534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officeooo:paragraph-rsid="000919a4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officeooo:paragraph-rsid="000b0a70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officeooo:paragraph-rsid="000bbe08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officeooo:paragraph-rsid="000d64d6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officeooo:paragraph-rsid="000919a4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officeooo:rsid="000ecfcf" officeooo:paragraph-rsid="00103356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officeooo:rsid="000ecfcf" officeooo:paragraph-rsid="0011e32c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0ecfcf" officeooo:paragraph-rsid="000ecfcf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103356" officeooo:paragraph-rsid="00103356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11e32c" officeooo:paragraph-rsid="0011e32c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Times New Roman1" fo:font-size="12pt" officeooo:paragraph-rsid="000b0a70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Times New Roman1" fo:font-size="12pt" officeooo:paragraph-rsid="000bbe08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Times New Roman1" fo:font-size="12pt" officeooo:paragraph-rsid="000b0a70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Times New Roman1" fo:font-size="12pt" officeooo:paragraph-rsid="000bbe08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Times New Roman1" fo:font-size="12pt" officeooo:rsid="0011e32c" officeooo:paragraph-rsid="0011e32c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Times New Roman1" fo:font-size="12pt" officeooo:rsid="0011e32c" officeooo:paragraph-rsid="0012610d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fo:color="#000000" loext:opacity="100%" style:font-name="Times New Roman1" fo:font-size="12pt" officeooo:rsid="0011e32c" officeooo:paragraph-rsid="0011e32c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style:font-name="Times New Roman1" fo:font-size="12pt" officeooo:rsid="0011e32c" officeooo:paragraph-rsid="0012610d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Times New Roman1" fo:font-size="12pt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Times New Roman1" fo:font-size="12pt" officeooo:paragraph-rsid="0012610d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Times New Roman1" fo:font-size="12pt" officeooo:paragraph-rsid="0013b480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Times New Roman1" fo:font-size="12pt" officeooo:paragraph-rsid="001a1c8b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fo:color="#000000" loext:opacity="100%" style:font-name="Times New Roman1" fo:font-size="12pt" officeooo:rsid="0013b480" officeooo:paragraph-rsid="00152747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fo:color="#000000" loext:opacity="100%" style:font-name="Times New Roman1" fo:font-size="12pt" officeooo:rsid="0013b480" officeooo:paragraph-rsid="00171605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fo:color="#000000" loext:opacity="100%" style:font-name="Times New Roman1" fo:font-size="12pt" fo:font-weight="bold" officeooo:rsid="0013b480" officeooo:paragraph-rsid="0013b480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fo:color="#000000" loext:opacity="100%" style:font-name="Times New Roman1" fo:font-size="12pt" fo:font-weight="bold" officeooo:rsid="00152747" officeooo:paragraph-rsid="00152747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fo:color="#000000" loext:opacity="100%" style:font-name="Times New Roman1" fo:font-size="12pt" fo:font-weight="bold" officeooo:rsid="00152747" officeooo:paragraph-rsid="0018627d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fo:color="#000000" loext:opacity="100%" style:font-name="Times New Roman1" fo:font-size="12pt" fo:font-weight="bold" officeooo:rsid="0011e32c" officeooo:paragraph-rsid="001a1c8b" style:font-size-asian="12pt" style:font-weight-asian="bold" style:font-size-complex="12pt" style:font-weight-complex="bold"/>
    </style:style>
    <style:style style:name="T1" style:family="text">
      <style:text-properties style:font-name="Times New Roman" officeooo:rsid="000ecfcf"/>
    </style:style>
    <style:style style:name="T2" style:family="text">
      <style:text-properties style:font-name="Times New Roman" officeooo:rsid="0011e32c"/>
    </style:style>
    <style:style style:name="T3" style:family="text">
      <style:text-properties style:font-name="Times New Roman" officeooo:rsid="0012610d"/>
    </style:style>
    <style:style style:name="T4" style:family="text">
      <style:text-properties style:font-name="Times New Roman" officeooo:rsid="0013b480"/>
    </style:style>
    <style:style style:name="T5" style:family="text">
      <style:text-properties style:font-name="Times New Roman" fo:font-weight="normal" officeooo:rsid="0012610d" style:font-weight-asian="normal" style:font-weight-complex="normal"/>
    </style:style>
    <style:style style:name="T6" style:family="text">
      <style:text-properties style:font-name="Times New Roman" fo:font-weight="normal" officeooo:rsid="00171605" style:font-weight-asian="normal" style:font-weight-complex="normal"/>
    </style:style>
    <style:style style:name="T7" style:family="text">
      <style:text-properties style:font-name="Times New Roman" fo:font-weight="normal" officeooo:rsid="0018627d" style:font-weight-asian="normal" style:font-weight-complex="normal"/>
    </style:style>
    <style:style style:name="T8" style:family="text">
      <style:text-properties style:font-name="Times New Roman" officeooo:rsid="001a1c8b"/>
    </style:style>
    <style:style style:name="T9" style:family="text">
      <style:text-properties style:font-name="Times New Roman" officeooo:rsid="00171605"/>
    </style:style>
    <style:style style:name="T10" style:family="text">
      <style:text-properties style:font-name="Times New Roman" officeooo:rsid="0018627d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2610d" style:font-weight-asian="bold"/>
    </style:style>
    <style:style style:name="T14" style:family="text">
      <style:text-properties fo:font-weight="bold" officeooo:rsid="00152747" style:font-weight-asian="bold" style:font-weight-complex="normal"/>
    </style:style>
    <style:style style:name="T15" style:family="text">
      <style:text-properties officeooo:rsid="00090534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08e747" style:font-size-asian="12pt" style:font-size-complex="12pt"/>
    </style:style>
    <style:style style:name="T18" style:family="text">
      <style:text-properties fo:font-size="12pt" officeooo:rsid="000919a4" style:font-size-asian="12pt" style:font-size-complex="12pt"/>
    </style:style>
    <style:style style:name="T19" style:family="text">
      <style:text-properties fo:font-size="12pt" officeooo:rsid="000b0a70" style:font-size-asian="12pt" style:font-size-complex="12pt"/>
    </style:style>
    <style:style style:name="T20" style:family="text">
      <style:text-properties fo:font-size="12pt" fo:font-weight="bold" style:font-size-asian="12pt" style:font-weight-asian="bold" style:font-size-complex="12pt"/>
    </style:style>
    <style:style style:name="T21" style:family="text">
      <style:text-properties officeooo:rsid="000919a4"/>
    </style:style>
    <style:style style:name="T22" style:family="text">
      <style:text-properties style:font-name="Times New Roman1"/>
    </style:style>
    <style:style style:name="T23" style:family="text">
      <style:text-properties style:font-name="Times New Roman1" fo:font-weight="bold" style:font-weight-asian="bold"/>
    </style:style>
    <style:style style:name="T24" style:family="text">
      <style:text-properties style:font-name="Times New Roman1" fo:font-weight="bold" officeooo:rsid="000d64d6" style:font-weight-asian="bold"/>
    </style:style>
    <style:style style:name="T25" style:family="text">
      <style:text-properties style:font-name="Times New Roman1" officeooo:rsid="000bbe08"/>
    </style:style>
    <style:style style:name="T26" style:family="text">
      <style:text-properties style:font-name="Times New Roman1" officeooo:rsid="000d64d6"/>
    </style:style>
    <style:style style:name="T27" style:family="text">
      <style:text-properties officeooo:rsid="00103356"/>
    </style:style>
    <style:style style:name="T28" style:family="text">
      <style:text-properties officeooo:rsid="0011e32c"/>
    </style:style>
    <style:style style:name="T29" style:family="text">
      <style:text-properties officeooo:rsid="0012610d"/>
    </style:style>
    <style:style style:name="T30" style:family="text">
      <style:text-properties officeooo:rsid="0013b480"/>
    </style:style>
    <style:style style:name="T31" style:family="text">
      <style:text-properties officeooo:rsid="0013ef5d"/>
    </style:style>
    <style:style style:name="T32" style:family="text">
      <style:text-properties officeooo:rsid="00152747"/>
    </style:style>
    <style:style style:name="T33" style:family="text">
      <style:text-properties fo:font-weight="normal" officeooo:rsid="00152747" style:font-weight-asian="normal" style:font-weight-complex="normal"/>
    </style:style>
    <style:style style:name="T34" style:family="text">
      <style:text-properties fo:font-weight="normal" officeooo:rsid="0012610d" style:font-weight-asian="normal" style:font-weight-complex="normal"/>
    </style:style>
    <style:style style:name="T35" style:family="text">
      <style:text-properties fo:font-weight="normal" officeooo:rsid="0013ef5d" style:font-weight-asian="normal" style:font-weight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171605" style:font-weight-asian="normal" style:font-weight-complex="normal"/>
    </style:style>
    <style:style style:name="T38" style:family="text">
      <style:text-properties officeooo:rsid="001a1c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2">AV2 de BD2 Noite</text:span></text:p>
      <text:p text:style-name="P4"><text:span text:style-name="T17">MURILO DAS DORES ALVES</text:span><text:span text:style-name="T16"><text:line-break/></text:span><text:a xlink:type="simple" xlink:href="mailto:mdalves@faeterj-petropolis.edu.br" text:style-name="Internet_20_link" text:visited-style-name="Visited_20_Internet_20_Link"><text:span text:style-name="T17">mdalves@faeterj-petropolis.edu.br</text:span></text:a></text:p>
      <text:p text:style-name="P7"/>
      <text:p text:style-name="P8"/>
      <text:p text:style-name="P9">CREATE DATABASE <text:span text:style-name="T15">av2</text:span>;</text:p>
      <text:p text:style-name="P9">USE <text:span text:style-name="T15">av2</text:span>;</text:p>
      <text:p text:style-name="P9"/>
      <text:p text:style-name="P9">CREATE TABLE <text:span text:style-name="T15">pessoas</text:span> (</text:p>
      <text:p text:style-name="P9">Nome VARCHAR (20), </text:p>
      <text:p text:style-name="P9">data_nasc DATE, </text:p>
      <text:p text:style-name="P9"><text:span text:style-name="T11"><text:s/>cpf </text:span>CHAR (11) PRIMARY KEY, </text:p>
      <text:p text:style-name="P9">data_morte DATE, </text:p>
      <text:p text:style-name="P9">sexo CHAR (1)</text:p>
      <text:p text:style-name="P9">);</text:p>
      <text:p text:style-name="P9"/>
      <text:p text:style-name="P9">CREATE TABLE conta_bancaria (</text:p>
      <text:p text:style-name="P9"><text:span text:style-name="T11">nro_conta </text:span>INT, </text:p>
      <text:p text:style-name="P9"><text:span text:style-name="T11">agencia INT</text:span>, </text:p>
      <text:p text:style-name="P9">saldo FLOAT, </text:p>
      <text:p text:style-name="P9">cpf_correntista CHAR ( 11 ),</text:p>
      <text:p text:style-name="P1">PRIMARY KEY (<text:span text:style-name="T11">nro_conta</text:span>, <text:span text:style-name="T11">agencia</text:span>)</text:p>
      <text:p text:style-name="P9">);</text:p>
      <text:p text:style-name="P9"/>
      <text:p text:style-name="P10">CREATE TABLE movimento_bancario (</text:p>
      <text:p text:style-name="P10"><text:span text:style-name="T11">nro_conta </text:span>INT, </text:p>
      <text:p text:style-name="P10"><text:span text:style-name="T11">agencia INT</text:span>, </text:p>
      <text:p text:style-name="P10">valor FLOAT,</text:p>
      <text:p text:style-name="P2">PRIMARY KEY (<text:span text:style-name="T11">nro_conta</text:span>, <text:span text:style-name="T11">agencia</text:span>)</text:p>
      <text:p text:style-name="P10">);</text:p>
      <text:p text:style-name="P10"/>
      <text:p text:style-name="P10">CREATE TABLE movimento_log (</text:p>
      <text:p text:style-name="P14"><text:span text:style-name="T11">nro_conta INT</text:span>, </text:p>
      <text:p text:style-name="P14"><text:span text:style-name="T11">data_movimento TIMESTAMP</text:span>, </text:p>
      <text:p text:style-name="P14">tipo_operacao CHAR(3),</text:p>
      <text:p text:style-name="P10">valor FLOAT,</text:p>
      <text:p text:style-name="P2">PRIMARY KEY (<text:span text:style-name="T11">nro_conta</text:span>, <text:span text:style-name="T11">data_movimento</text:span>)</text:p>
      <text:p text:style-name="P10">);</text:p>
      <text:p text:style-name="P5"/>
      <text:p text:style-name="P5"/>
      <text:p text:style-name="P5">ALTER TABLE <text:span text:style-name="T16">conta_bancaria</text:span> ADD FOREIGN KEY (<text:span text:style-name="T16">cpf_correntista</text:span>) REFERENCES <text:span text:style-name="T21">pessoas</text:span> (<text:span text:style-name="T21">cpf</text:span>);</text:p>
      <text:p text:style-name="P5">ALTER TABLE <text:span text:style-name="T21">movimento</text:span><text:span text:style-name="T16">_bancari</text:span><text:span text:style-name="T18">o</text:span> ADD FOREIGN KEY (<text:span text:style-name="T20">nro_conta</text:span>) REFERENCES <text:span text:style-name="T16">conta_bancaria</text:span> (<text:span text:style-name="T20">nro_conta</text:span>);</text:p>
      <text:p text:style-name="P5">ALTER TABLE <text:span text:style-name="T21">movimento</text:span><text:span text:style-name="T16">_bancari</text:span><text:span text:style-name="T18">o</text:span> ADD FOREIGN KEY (<text:span text:style-name="T20">agencia</text:span>) REFERENCES <text:span text:style-name="T16">conta_bancaria</text:span> (<text:span text:style-name="T20">agencia</text:span>);</text:p>
      <text:p text:style-name="P6">ALTER TABLE <text:span text:style-name="T21">movimento</text:span><text:span text:style-name="T16">_</text:span><text:span text:style-name="T19">log</text:span> ADD FOREIGN KEY (<text:span text:style-name="T20">nro_conta</text:span>) REFERENCES <text:span text:style-name="T16">conta_bancaria</text:span> (<text:span text:style-name="T20">nro_conta</text:span>);</text:p>
      <text:p text:style-name="P6">ALTER TABLE <text:span text:style-name="T21">movimento</text:span><text:span text:style-name="T16">_bancari</text:span><text:span text:style-name="T18">o</text:span> ADD FOREIGN KEY (<text:span text:style-name="T20">valor</text:span>) REFERENCES <text:span text:style-name="T18">movimento</text:span><text:span text:style-name="T16">_</text:span><text:span text:style-name="T19">log</text:span> (<text:span text:style-name="T20">valor</text:span>);</text:p>
      <text:p text:style-name="P6">ALTER TABLE <text:span text:style-name="T21">movimento</text:span><text:span text:style-name="T16">_</text:span><text:span text:style-name="T19">log</text:span> ADD FOREIGN KEY (<text:span text:style-name="T20">valor</text:span>) REFERENCES <text:span text:style-name="T18">movimento</text:span><text:span text:style-name="T16">_bancari</text:span><text:span text:style-name="T18">o</text:span> (<text:span text:style-name="T20">valor</text:span>);</text:p>
      <text:p text:style-name="P20"><text:soft-page-break/>CREATE TABLE funcionario (</text:p>
      <text:p text:style-name="P22"><text:span text:style-name="T11">numero_matricula </text:span>INT PRIMARY KEY, </text:p>
      <text:p text:style-name="P22">nome CHAR(30), </text:p>
      <text:p text:style-name="P22">data_nasc DATE, </text:p>
      <text:p text:style-name="P22">cart_profissional</text:p>
      <text:p text:style-name="P20">CHAR(12), </text:p>
      <text:p text:style-name="P20">codigo_depto INT, </text:p>
      <text:p text:style-name="P20">sexo CHAR(1)</text:p>
      <text:p text:style-name="P20">);</text:p>
      <text:p text:style-name="P20"/>
      <text:p text:style-name="P20">CREATE TABLE departamento (</text:p>
      <text:p text:style-name="P22"><text:span text:style-name="T11">codigo_depto </text:span>INT PRIMARY KEY, </text:p>
      <text:p text:style-name="P22">nome_depto CHAR(15), </text:p>
      <text:p text:style-name="P22">verba FLOAT</text:p>
      <text:p text:style-name="P20">);</text:p>
      <text:p text:style-name="P20"/>
      <text:p text:style-name="P20">CREATE TABLE projeto (</text:p>
      <text:p text:style-name="P23"><text:span text:style-name="T11">codigo_projeto </text:span>INT PRIMARY KEY, </text:p>
      <text:p text:style-name="P22">nome_projeto VARCHAR(30), </text:p>
      <text:p text:style-name="P22">verba FLOAT, </text:p>
      <text:p text:style-name="P22">data_inicio DATE,</text:p>
      <text:p text:style-name="P22">data_termino DATE</text:p>
      <text:p text:style-name="P20">);</text:p>
      <text:p text:style-name="P20"/>
      <text:p text:style-name="P21">CREATE TABLE trabalha_em (</text:p>
      <text:p text:style-name="P23"><text:span text:style-name="T11">numero_matricula INT, </text:span></text:p>
      <text:p text:style-name="P23"><text:span text:style-name="T11">codigo_projeto INT</text:span>, </text:p>
      <text:p text:style-name="P23">data_inicio DATE, </text:p>
      <text:p text:style-name="P23">data_fim DATE,</text:p>
      <text:p text:style-name="P3">PRIMARY KEY (<text:span text:style-name="T11">numero_matricula</text:span>, <text:span text:style-name="T11">codigo_projeto</text:span>)</text:p>
      <text:p text:style-name="P21">);</text:p>
      <text:p text:style-name="P11"/>
      <text:p text:style-name="P11"/>
      <text:p text:style-name="P12">ALTER TABLE <text:span text:style-name="T22">funcionario</text:span> ADD FOREIGN KEY (<text:span text:style-name="T22">codigo_depto</text:span>) REFERENCES <text:span text:style-name="T22">departamento</text:span> (<text:span text:style-name="T22">codigo_depto</text:span>);</text:p>
      <text:p text:style-name="P12">ALTER TABLE <text:span text:style-name="T22">trabalha_em</text:span> ADD FOREIGN KEY (<text:span text:style-name="T23">numero_matricula</text:span>) REFERENCES <text:span text:style-name="T22">funcionario</text:span> (<text:span text:style-name="T23">numero_matricula</text:span>);</text:p>
      <text:p text:style-name="P12">ALTER TABLE <text:span text:style-name="T22">trabalha_em</text:span> ADD FOREIGN KEY (<text:span text:style-name="T23">codigo_projeto</text:span>) REFERENCES <text:span text:style-name="T22">projeto</text:span> (<text:span text:style-name="T23">codigo_projeto</text:span>);</text:p>
      <text:p text:style-name="P12">ALTER TABLE <text:span text:style-name="T25">departamento</text:span> ADD FOREIGN KEY (<text:span text:style-name="T23">verba</text:span>) REFERENCES <text:span text:style-name="T25">projeto</text:span> (<text:span text:style-name="T23">verba</text:span>);</text:p>
      <text:p text:style-name="P12">ALTER TABLE <text:span text:style-name="T25">projeto</text:span> ADD FOREIGN KEY (<text:span text:style-name="T23">verba</text:span>) REFERENCES <text:span text:style-name="T26">departamento</text:span> (<text:span text:style-name="T23">verba</text:span>);</text:p>
      <text:p text:style-name="P13">ALTER TABLE <text:span text:style-name="T25">trabalha_em</text:span> ADD FOREIGN KEY (<text:span text:style-name="T23">data_inicio</text:span>) REFERENCES <text:span text:style-name="T25">projeto</text:span> (<text:span text:style-name="T23">data_inicio</text:span>);</text:p>
      <text:p text:style-name="P13">ALTER TABLE <text:span text:style-name="T25">projeto</text:span> ADD FOREIGN KEY (<text:span text:style-name="T23">data_inicio</text:span>) REFERENCES <text:span text:style-name="T26">trabalha_em</text:span> (<text:span text:style-name="T23">data_inicio</text:span>);</text:p>
      <text:p text:style-name="P13">ALTER TABLE <text:span text:style-name="T25">trabalha_em</text:span> ADD FOREIGN KEY (<text:span text:style-name="T23">data_</text:span><text:span text:style-name="T24">fim</text:span>) REFERENCES <text:span text:style-name="T25">projeto</text:span> (<text:span text:style-name="T23">data_</text:span><text:span text:style-name="T24">fim</text:span>);</text:p>
      <text:p text:style-name="P13">ALTER TABLE <text:span text:style-name="T25">projeto</text:span> ADD FOREIGN KEY (<text:span text:style-name="T23">data_</text:span><text:span text:style-name="T24">fim</text:span>) REFERENCES <text:span text:style-name="T26">trabalha_em</text:span> (<text:span text:style-name="T23">data_</text:span><text:span text:style-name="T24">fim</text:span>);</text:p>
      <text:p text:style-name="P13"/>
      <text:p text:style-name="P13"/>
      <text:p text:style-name="P13"/>
      <text:p text:style-name="P17"><text:soft-page-break/>I)</text:p>
      <text:p text:style-name="P16">SELECT nome FROM p<text:span text:style-name="T27">essoas</text:span> WHERE SELECT YEAR(now() - data_nasc<text:span text:style-name="T28">)</text:span>) &gt; <text:span text:style-name="T27">AVG (</text:span>(SELECT YEAR(now() - data_nasc<text:span text:style-name="T28">)</text:span>)<text:span text:style-name="T27">) AND data_morte IS NULL</text:span>;</text:p>
      <text:p text:style-name="P15"/>
      <text:p text:style-name="P18">II)</text:p>
      <text:p text:style-name="P16">SELECT <text:span text:style-name="T28">COUNT(</text:span>nome<text:span text:style-name="T28">)</text:span> FROM p<text:span text:style-name="T27">essoas</text:span> WHERE (SELECT YEAR(data_morte - data_nasc<text:span text:style-name="T28">)</text:span>) &gt; <text:span text:style-name="T28">50</text:span>;</text:p>
      <text:p text:style-name="P16"/>
      <text:p text:style-name="P19">III)</text:p>
      <text:p text:style-name="P16">SELECT <text:span text:style-name="T28">COUNT(</text:span>nome<text:span text:style-name="T28">)</text:span> FROM p<text:span text:style-name="T27">essoas</text:span> WHERE <text:span text:style-name="T27">data_morte IS NULL </text:span><text:span text:style-name="T28">AND sexo = “f”</text:span>;</text:p>
      <text:p text:style-name="P16"/>
      <text:p text:style-name="P19">IV)</text:p>
      <text:p text:style-name="P24">DROP FUNCTION <text:span text:style-name="T29">homem</text:span>;</text:p>
      <text:p text:style-name="P28">delimiter //</text:p>
      <text:p text:style-name="P28">CREATE FUNCTION <text:span text:style-name="T29">homem</text:span>()</text:p>
      <text:p text:style-name="P28">RETURNS FLOAT DETERMINISTIC</text:p>
      <text:p text:style-name="P28">BEGIN</text:p>
      <text:p text:style-name="P30"><text:span text:style-name="T1">SELECT </text:span><text:span text:style-name="T2">COUNT(</text:span><text:span text:style-name="T3">funcionario.</text:span><text:span text:style-name="T1">nome</text:span><text:span text:style-name="T2">)</text:span><text:span text:style-name="T1"> FROM </text:span><text:span text:style-name="T3">funcionario, departamento</text:span><text:span text:style-name="T1"> WHERE </text:span><text:span text:style-name="T2"><text:s/>sexo = “</text:span><text:span text:style-name="T3">m</text:span><text:span text:style-name="T2">”</text:span><text:span text:style-name="T3">AND funcionario.</text:span><text:span text:style-name="T30">codigo</text:span><text:span text:style-name="T29">_depto = </text:span><text:span text:style-name="T3">departamento.</text:span><text:span text:style-name="T30">codigo</text:span><text:span text:style-name="T29">_depto </text:span><text:span text:style-name="T30">AND </text:span><text:span text:style-name="T3">departamento.</text:span><text:span text:style-name="T30">nome</text:span><text:span text:style-name="T29">_depto</text:span><text:span text:style-name="T1"> </text:span><text:span text:style-name="T4">= “Marketing” </text:span>INTO @m;</text:p>
      <text:p text:style-name="P28">RETURN @m;</text:p>
      <text:p text:style-name="P28">END</text:p>
      <text:p text:style-name="P28">//</text:p>
      <text:p text:style-name="P26">delimiter ;</text:p>
      <text:p text:style-name="P26"/>
      <text:p text:style-name="P25">DROP FUNCTION <text:span text:style-name="T29">mulher</text:span>;</text:p>
      <text:p text:style-name="P29">delimiter //</text:p>
      <text:p text:style-name="P29">CREATE FUNCTION <text:span text:style-name="T29">mulher</text:span>()</text:p>
      <text:p text:style-name="P29">RETURNS FLOAT DETERMINISTIC</text:p>
      <text:p text:style-name="P29">BEGIN</text:p>
      <text:p text:style-name="P30"><text:span text:style-name="T1">SELECT </text:span><text:span text:style-name="T2">COUNT(</text:span><text:span text:style-name="T3">funcionario.</text:span><text:span text:style-name="T1">nome</text:span><text:span text:style-name="T2">)</text:span><text:span text:style-name="T1"> FROM </text:span><text:span text:style-name="T3">funcionario, departamento</text:span><text:span text:style-name="T1"> WHERE </text:span><text:span text:style-name="T2"><text:s/>sexo = “</text:span><text:span text:style-name="T4">f</text:span><text:span text:style-name="T2">” </text:span><text:span text:style-name="T3">AND funcionario.</text:span><text:span text:style-name="T30">codigo</text:span><text:span text:style-name="T29">_depto = </text:span><text:span text:style-name="T3">departamento.</text:span><text:span text:style-name="T30">codigo</text:span><text:span text:style-name="T29">_depto </text:span><text:span text:style-name="T30">AND </text:span><text:span text:style-name="T3">departamento.</text:span><text:span text:style-name="T30">nome</text:span><text:span text:style-name="T29">_depto</text:span><text:span text:style-name="T1"> </text:span><text:span text:style-name="T4">= “Marketing”</text:span> INTO @m;</text:p>
      <text:p text:style-name="P29">RETURN @m;</text:p>
      <text:p text:style-name="P29">END</text:p>
      <text:p text:style-name="P29">//</text:p>
      <text:p text:style-name="P27">delimiter ;</text:p>
      <text:p text:style-name="P27"/>
      <text:p text:style-name="P27">SELECT <text:span text:style-name="T30">homem, mulher</text:span>();</text:p>
      <text:p text:style-name="P27"/>
      <text:p text:style-name="P34">V)</text:p>
      <text:p text:style-name="P32">SELECT <text:span text:style-name="T31">funcionario</text:span>.nome FROM <text:span text:style-name="T31">funcionario, departamento, projeto, trabalha_em</text:span> WHERE <text:s/><text:span text:style-name="T3">funcionario.</text:span>codigo<text:span text:style-name="T29">_depto = </text:span><text:span text:style-name="T3">departamento.</text:span>codigo<text:span text:style-name="T29">_depto </text:span><text:span text:style-name="T32">AND </text:span><text:span text:style-name="T3">funcionario.</text:span><text:span text:style-name="T34">numero_matricula</text:span><text:span text:style-name="T29"> = </text:span><text:span text:style-name="T31">trabalha_em</text:span><text:span text:style-name="T3">.</text:span><text:span text:style-name="T34">numero_matricula</text:span><text:span text:style-name="T13"> </text:span><text:span text:style-name="T33">AND</text:span><text:span text:style-name="T14"> </text:span><text:span text:style-name="T35">trabalha_em</text:span><text:span text:style-name="T5">.</text:span><text:span text:style-name="T34">codigo_projeto </text:span><text:span text:style-name="T33">= <text:s/>projeto</text:span><text:span text:style-name="T5">.</text:span><text:span text:style-name="T34">codigo_projeto <text:s/></text:span><text:span text:style-name="T33">AND <text:s/>projeto</text:span><text:span text:style-name="T5">.</text:span><text:span text:style-name="T34">codigo_projeto </text:span><text:span text:style-name="T33">= 123 <text:s/>AND <text:s/>projeto</text:span><text:span text:style-name="T5">.</text:span><text:span text:style-name="T34">nome_projeto </text:span><text:span text:style-name="T33">= “Recursos Humanos”;</text:span></text:p>
      <text:p text:style-name="P32"><text:span text:style-name="T33"/></text:p>
      <text:p text:style-name="P35">VI)</text:p>
      <text:p text:style-name="P33"><text:span text:style-name="T36">SELECT </text:span><text:span text:style-name="T37">COUNT</text:span><text:span text:style-name="T36"> </text:span><text:span text:style-name="T37">(</text:span><text:span text:style-name="T35">funcionario</text:span><text:span text:style-name="T36">.nome</text:span><text:span text:style-name="T37">)</text:span><text:span text:style-name="T36"> FROM </text:span><text:span text:style-name="T35">funcionario, departamento </text:span><text:span text:style-name="T36">WHERE </text:span><text:span text:style-name="T5">funcionario.</text:span><text:span text:style-name="T36">codigo</text:span><text:span text:style-name="T34">_depto = </text:span><text:span text:style-name="T5">departamento.</text:span><text:span text:style-name="T36">codigo</text:span><text:span text:style-name="T34">_depto </text:span><text:span text:style-name="T37">AND</text:span><text:span text:style-name="T33"> </text:span><text:span text:style-name="T37">funcionario.</text:span><text:span text:style-name="T33">nome LIKE "%_</text:span><text:span text:style-name="T37">a</text:span><text:span text:style-name="T33">%" </text:span><text:span text:style-name="T37">AND </text:span><text:span text:style-name="T5">funcionario</text:span><text:span text:style-name="T37">.nome LIKE "m%" AND <text:s/></text:span><text:span text:style-name="T5">departamento.</text:span><text:span text:style-name="T6">verba &gt; 100000;</text:span></text:p>
      <text:p text:style-name="P33"><text:span text:style-name="T6"/></text:p>
      <text:p text:style-name="P33"><text:span text:style-name="T6"/></text:p>
      <text:p text:style-name="P36"><text:soft-page-break/><text:span text:style-name="T9">VI</text:span><text:span text:style-name="T10">I</text:span><text:span text:style-name="T9">)</text:span></text:p>
      <text:p text:style-name="P31">delimiter //</text:p>
      <text:p text:style-name="P31">CREATE <text:span text:style-name="T38">PROCEDURE</text:span> <text:span text:style-name="T38">transferencia</text:span>()</text:p>
      <text:p text:style-name="P31">RETURNS FLOAT DETERMINISTIC</text:p>
      <text:p text:style-name="P31">BEGIN</text:p>
      <text:p text:style-name="P31"><text:span text:style-name="T1">SELECT </text:span><text:span text:style-name="T8">movimento_bancario.nro_conta, movimento_log.nro_conta, movimento_log.valor FROM movimento_bancario, movimento_log WHERE movimento_bancario.valor = movimento_log.valor <text:s/></text:span>INTO @m;</text:p>
      <text:p text:style-name="P31">RETURN @m;</text:p>
      <text:p text:style-name="P31">END</text:p>
      <text:p text:style-name="P31">//</text:p>
      <text:p text:style-name="P37"><text:span text:style-name="T6">delimiter 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IDFont+F1" svg:font-family="CIDFont+F1" style:font-family-generic="roman" style:font-pitch="variable"/>
    <style:font-face style:name="CIDFont+F3" svg:font-family="CIDFont+F3" style:font-family-generic="roman" style:font-pitch="variable"/>
    <style:font-face style:name="Calibri" svg:font-family="Calibri" style:font-family-generic="roman" style:font-pitch="variable"/>
    <style:font-face style:name="Calibri,Bold" svg:font-family="'Calibri,Bold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2T20:30:44.366000000</meta:creation-date>
    <dc:date>2021-07-12T23:24:37.112000000</dc:date>
    <meta:editing-duration>PT1H10M13S</meta:editing-duration>
    <meta:editing-cycles>7</meta:editing-cycles>
    <meta:generator>LibreOffice/7.1.0.3$Windows_X86_64 LibreOffice_project/f6099ecf3d29644b5008cc8f48f42f4a40986e4c</meta:generator>
    <meta:document-statistic meta:table-count="0" meta:image-count="0" meta:object-count="0" meta:page-count="4" meta:paragraph-count="116" meta:word-count="505" meta:character-count="4208" meta:non-whitespace-character-count="3784"/>
  </office:meta>
</office:document-meta>
</file>